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7-30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4704" calcext:value-type="float">
            <text:p>55.9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6976" calcext:value-type="float">
            <text:p>56.5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4072" calcext:value-type="float">
            <text:p>56.9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7376" calcext:value-type="float">
            <text:p>55.9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1176" calcext:value-type="float">
            <text:p>55.8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9944" calcext:value-type="float">
            <text:p>55.9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8144" calcext:value-type="float">
            <text:p>56.7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1128" calcext:value-type="float">
            <text:p>57.0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3904" calcext:value-type="float">
            <text:p>57.1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2504" calcext:value-type="float">
            <text:p>57.3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6032" calcext:value-type="float">
            <text:p>57.4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4216" calcext:value-type="float">
            <text:p>57.3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4904" calcext:value-type="float">
            <text:p>57.5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1856" calcext:value-type="float">
            <text:p>57.5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3944" calcext:value-type="float">
            <text:p>57.4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2608" calcext:value-type="float">
            <text:p>57.4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196" calcext:value-type="float">
            <text:p>57.5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7344" calcext:value-type="float">
            <text:p>57.9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7784" calcext:value-type="float">
            <text:p>57.7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3488" calcext:value-type="float">
            <text:p>56.8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3112" calcext:value-type="float">
            <text:p>56.9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2632" calcext:value-type="float">
            <text:p>56.8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3344" calcext:value-type="float">
            <text:p>56.4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228" calcext:value-type="float">
            <text:p>56.3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6288" calcext:value-type="float">
            <text:p>56.4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0192" calcext:value-type="float">
            <text:p>56.4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5912" calcext:value-type="float">
            <text:p>56.4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2008" calcext:value-type="float">
            <text:p>56.4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2008" calcext:value-type="float">
            <text:p>56.4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2864" calcext:value-type="float">
            <text:p>56.4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5912" calcext:value-type="float">
            <text:p>56.4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6872" calcext:value-type="float">
            <text:p>56.5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4888" calcext:value-type="float">
            <text:p>56.6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6224" calcext:value-type="float">
            <text:p>56.6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1944" calcext:value-type="float">
            <text:p>56.7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0232" calcext:value-type="float">
            <text:p>56.7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4992" calcext:value-type="float">
            <text:p>56.7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1088" calcext:value-type="float">
            <text:p>56.7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7664" calcext:value-type="float">
            <text:p>56.7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5848" calcext:value-type="float">
            <text:p>56.6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9648" calcext:value-type="float">
            <text:p>56.6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6328" calcext:value-type="float">
            <text:p>56.7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6912" calcext:value-type="float">
            <text:p>56.8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3488" calcext:value-type="float">
            <text:p>56.8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8456" calcext:value-type="float">
            <text:p>56.9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7704" calcext:value-type="float">
            <text:p>57.0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3424" calcext:value-type="float">
            <text:p>57.1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0856" calcext:value-type="float">
            <text:p>57.1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7432" calcext:value-type="float">
            <text:p>57.1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9624" calcext:value-type="float">
            <text:p>57.1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9248" calcext:value-type="float">
            <text:p>57.2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5344" calcext:value-type="float">
            <text:p>57.2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8872" calcext:value-type="float">
            <text:p>57.2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6-06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8496" calcext:value-type="float">
            <text:p>57.3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5072" calcext:value-type="float">
            <text:p>57.3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86" calcext:value-type="float">
            <text:p>57.3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5656" calcext:value-type="float">
            <text:p>57.4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8056" calcext:value-type="float">
            <text:p>57.5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0728" calcext:value-type="float">
            <text:p>57.6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0352" calcext:value-type="float">
            <text:p>57.6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2168" calcext:value-type="float">
            <text:p>57.7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0456" calcext:value-type="float">
            <text:p>57.7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1312" calcext:value-type="float">
            <text:p>57.7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816" calcext:value-type="float">
            <text:p>57.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3984" calcext:value-type="float">
            <text:p>57.7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9328" calcext:value-type="float">
            <text:p>57.8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9432" calcext:value-type="float">
            <text:p>57.9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1728" calcext:value-type="float">
            <text:p>58.0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2352" calcext:value-type="float">
            <text:p>58.4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6776" calcext:value-type="float">
            <text:p>58.7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8968" calcext:value-type="float">
            <text:p>58.7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5544" calcext:value-type="float">
            <text:p>58.8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5-16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4312" calcext:value-type="float">
            <text:p>58.8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5-01-15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10-1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0824" calcext:value-type="float">
            <text:p>55.3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5832" calcext:value-type="float">
            <text:p>55.8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9568" calcext:value-type="float">
            <text:p>55.9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1488" calcext:value-type="float">
            <text:p>56.1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0944" calcext:value-type="float">
            <text:p>56.3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0088" calcext:value-type="float">
            <text:p>56.3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4848" calcext:value-type="float">
            <text:p>56.3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4472" calcext:value-type="float">
            <text:p>56.3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2488" calcext:value-type="float">
            <text:p>56.4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372" calcext:value-type="float">
            <text:p>56.4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5056" calcext:value-type="float">
            <text:p>56.4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5536" calcext:value-type="float">
            <text:p>56.4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1632" calcext:value-type="float">
            <text:p>56.4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5056" calcext:value-type="float">
            <text:p>56.4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8856" calcext:value-type="float">
            <text:p>56.3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1968" calcext:value-type="float">
            <text:p>56.1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4536" calcext:value-type="float">
            <text:p>56.1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2032" calcext:value-type="float">
            <text:p>55.8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0696" calcext:value-type="float">
            <text:p>55.8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9088" calcext:value-type="float">
            <text:p>55.9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0632" calcext:value-type="float">
            <text:p>56.1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6456" calcext:value-type="float">
            <text:p>56.2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1424" calcext:value-type="float">
            <text:p>56.3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8584" calcext:value-type="float">
            <text:p>56.4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7248" calcext:value-type="float">
            <text:p>56.4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3344" calcext:value-type="float">
            <text:p>56.4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5056" calcext:value-type="float">
            <text:p>56.4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1632" calcext:value-type="float">
            <text:p>56.4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9168" calcext:value-type="float">
            <text:p>56.5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4032" calcext:value-type="float">
            <text:p>56.6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6016" calcext:value-type="float">
            <text:p>56.5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0504" calcext:value-type="float">
            <text:p>56.6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468" calcext:value-type="float">
            <text:p>56.4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8688" calcext:value-type="float">
            <text:p>56.5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3552" calcext:value-type="float">
            <text:p>56.6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4992" calcext:value-type="float">
            <text:p>56.7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5472" calcext:value-type="float">
            <text:p>56.7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8896" calcext:value-type="float">
            <text:p>56.6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5472" calcext:value-type="float">
            <text:p>56.7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2048" calcext:value-type="float">
            <text:p>56.7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852" calcext:value-type="float">
            <text:p>56.7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184" calcext:value-type="float">
            <text:p>56.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0232" calcext:value-type="float">
            <text:p>56.7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3008" calcext:value-type="float">
            <text:p>56.8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4824" calcext:value-type="float">
            <text:p>56.8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712" calcext:value-type="float">
            <text:p>56.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1984" calcext:value-type="float">
            <text:p>57.0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6576" calcext:value-type="float">
            <text:p>57.1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8392" calcext:value-type="float">
            <text:p>57.2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8-26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1064" calcext:value-type="float">
            <text:p>57.2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7536" calcext:value-type="float">
            <text:p>57.2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0688" calcext:value-type="float">
            <text:p>57.3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288" calcext:value-type="float">
            <text:p>57.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3256" calcext:value-type="float">
            <text:p>57.2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7744" calcext:value-type="float">
            <text:p>57.3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908" calcext:value-type="float">
            <text:p>57.4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432" calcext:value-type="float">
            <text:p>57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052" calcext:value-type="float">
            <text:p>57.5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9016" calcext:value-type="float">
            <text:p>57.6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0832" calcext:value-type="float">
            <text:p>57.7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7032" calcext:value-type="float">
            <text:p>57.7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9872" calcext:value-type="float">
            <text:p>57.6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436" calcext:value-type="float">
            <text:p>57.7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1728" calcext:value-type="float">
            <text:p>58.0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156" calcext:value-type="float">
            <text:p>58.2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5944" calcext:value-type="float">
            <text:p>58.2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6696" calcext:value-type="float">
            <text:p>58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868" calcext:value-type="float">
            <text:p>58.0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3544" calcext:value-type="float">
            <text:p>58.0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2624" calcext:value-type="float">
            <text:p>58.3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7968" calcext:value-type="float">
            <text:p>58.4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6736" calcext:value-type="float">
            <text:p>58.4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3688" calcext:value-type="float">
            <text:p>58.4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1976" calcext:value-type="float">
            <text:p>58.4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5504" calcext:value-type="float">
            <text:p>58.5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9512" calcext:value-type="float">
            <text:p>58.5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0576" calcext:value-type="float">
            <text:p>58.7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6672" calcext:value-type="float">
            <text:p>58.7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6944" calcext:value-type="float">
            <text:p>58.6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3792" calcext:value-type="float">
            <text:p>58.5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1496" calcext:value-type="float">
            <text:p>58.4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9408" calcext:value-type="float">
            <text:p>58.5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6736" calcext:value-type="float">
            <text:p>58.4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7632" calcext:value-type="float">
            <text:p>58.7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6504" calcext:value-type="float">
            <text:p>58.8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9072" calcext:value-type="float">
            <text:p>58.8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4688" calcext:value-type="float">
            <text:p>58.8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4584" calcext:value-type="float">
            <text:p>58.7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8216" calcext:value-type="float">
            <text:p>58.8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0512" calcext:value-type="float">
            <text:p>58.9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6712" calcext:value-type="float">
            <text:p>59.0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4416" calcext:value-type="float">
            <text:p>58.9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1952" calcext:value-type="float">
            <text:p>59.0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2056" calcext:value-type="float">
            <text:p>59.1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836" calcext:value-type="float">
            <text:p>59.2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0344" calcext:value-type="float">
            <text:p>59.1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8424" calcext:value-type="float">
            <text:p>59.0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3768" calcext:value-type="float">
            <text:p>59.1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1408" calcext:value-type="float">
            <text:p>59.2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1032" calcext:value-type="float">
            <text:p>59.3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2368" calcext:value-type="float">
            <text:p>59.3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2368" calcext:value-type="float">
            <text:p>59.3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9696" calcext:value-type="float">
            <text:p>59.2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5312" calcext:value-type="float">
            <text:p>59.2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4664" calcext:value-type="float">
            <text:p>59.4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5624" calcext:value-type="float">
            <text:p>59.4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3056" calcext:value-type="float">
            <text:p>59.5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9256" calcext:value-type="float">
            <text:p>59.5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6896" calcext:value-type="float">
            <text:p>59.7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604" calcext:value-type="float">
            <text:p>59.7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8984" calcext:value-type="float">
            <text:p>59.6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6312" calcext:value-type="float">
            <text:p>59.6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6416" calcext:value-type="float">
            <text:p>59.7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3472" calcext:value-type="float">
            <text:p>59.7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2616" calcext:value-type="float">
            <text:p>59.7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3616" calcext:value-type="float">
            <text:p>60.1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324" calcext:value-type="float">
            <text:p>60.2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228" calcext:value-type="float">
            <text:p>60.1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42" calcext:value-type="float">
            <text:p>60.2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0984" calcext:value-type="float">
            <text:p>60.4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8312" calcext:value-type="float">
            <text:p>60.4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5-31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0984" calcext:value-type="float">
            <text:p>60.4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6016" calcext:value-type="float">
            <text:p>60.3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9336" calcext:value-type="float">
            <text:p>60.2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2488" calcext:value-type="float">
            <text:p>60.2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8688" calcext:value-type="float">
            <text:p>60.3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9648" calcext:value-type="float">
            <text:p>60.4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0984" calcext:value-type="float">
            <text:p>60.4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756" calcext:value-type="float">
            <text:p>60.4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376" calcext:value-type="float">
            <text:p>60.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8416" calcext:value-type="float">
            <text:p>60.4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092" calcext:value-type="float">
            <text:p>60.7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1776" calcext:value-type="float">
            <text:p>60.6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7288" calcext:value-type="float">
            <text:p>60.5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092" calcext:value-type="float">
            <text:p>60.7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5784" calcext:value-type="float">
            <text:p>60.7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4824" calcext:value-type="float">
            <text:p>60.6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0272" calcext:value-type="float">
            <text:p>60.8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3048" calcext:value-type="float">
            <text:p>60.9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8392" calcext:value-type="float">
            <text:p>61.0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1608" calcext:value-type="float">
            <text:p>60.8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6576" calcext:value-type="float">
            <text:p>60.9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9248" calcext:value-type="float">
            <text:p>61.0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432" calcext:value-type="float">
            <text:p>61.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0312" calcext:value-type="float">
            <text:p>61.1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0792" calcext:value-type="float">
            <text:p>61.2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3464" calcext:value-type="float">
            <text:p>61.2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2984" calcext:value-type="float">
            <text:p>61.2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7096" calcext:value-type="float">
            <text:p>61.3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2816" calcext:value-type="float">
            <text:p>61.3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3776" calcext:value-type="float">
            <text:p>61.4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9704" calcext:value-type="float">
            <text:p>61.6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1624" calcext:value-type="float">
            <text:p>61.7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628" calcext:value-type="float">
            <text:p>61.6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248" calcext:value-type="float">
            <text:p>61.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8408" calcext:value-type="float">
            <text:p>61.9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1456" calcext:value-type="float">
            <text:p>61.9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8408" calcext:value-type="float">
            <text:p>61.9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2792" calcext:value-type="float">
            <text:p>61.9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108" calcext:value-type="float">
            <text:p>61.9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7656" calcext:value-type="float">
            <text:p>62.0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632" calcext:value-type="float">
            <text:p>61.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8616" calcext:value-type="float">
            <text:p>62.0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54816" calcext:value-type="float">
            <text:p>62.1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5776" calcext:value-type="float">
            <text:p>62.2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684" calcext:value-type="float">
            <text:p>62.3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4752" calcext:value-type="float">
            <text:p>62.4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3896" calcext:value-type="float">
            <text:p>62.4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2456" calcext:value-type="float">
            <text:p>62.3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492" calcext:value-type="float">
            <text:p>62.2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5712" calcext:value-type="float">
            <text:p>62.4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1808" calcext:value-type="float">
            <text:p>62.4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6256" calcext:value-type="float">
            <text:p>62.2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1016" calcext:value-type="float">
            <text:p>62.2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5024" calcext:value-type="float">
            <text:p>62.2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1872" calcext:value-type="float">
            <text:p>62.2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6152" calcext:value-type="float">
            <text:p>62.1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5128" calcext:value-type="float">
            <text:p>62.3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48592" calcext:value-type="float">
            <text:p>62.6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2288" calcext:value-type="float">
            <text:p>62.5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1264" calcext:value-type="float">
            <text:p>62.6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5" calcext:value-type="float">
            <text:p>62.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0448" calcext:value-type="float">
            <text:p>63.0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8256" calcext:value-type="float">
            <text:p>63.0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264" calcext:value-type="float">
            <text:p>63.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3768" calcext:value-type="float">
            <text:p>62.9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788" calcext:value-type="float">
            <text:p>63.0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5352" calcext:value-type="float">
            <text:p>63.3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0488" calcext:value-type="float">
            <text:p>63.3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4496" calcext:value-type="float">
            <text:p>63.4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7168" calcext:value-type="float">
            <text:p>63.4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98984" calcext:value-type="float">
            <text:p>63.4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9464" calcext:value-type="float">
            <text:p>63.5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90424" calcext:value-type="float">
            <text:p>63.5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9192" calcext:value-type="float">
            <text:p>63.6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4056" calcext:value-type="float">
            <text:p>63.6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036" calcext:value-type="float">
            <text:p>63.8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1216" calcext:value-type="float">
            <text:p>63.8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2176" calcext:value-type="float">
            <text:p>63.8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228" calcext:value-type="float">
            <text:p>63.9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0568" calcext:value-type="float">
            <text:p>63.9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8272" calcext:value-type="float">
            <text:p>63.8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9984" calcext:value-type="float">
            <text:p>63.8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2176" calcext:value-type="float">
            <text:p>63.8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0088" calcext:value-type="float">
            <text:p>63.9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3344" calcext:value-type="float">
            <text:p>64.0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1632" calcext:value-type="float">
            <text:p>64.1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6016" calcext:value-type="float">
            <text:p>64.1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4888" calcext:value-type="float">
            <text:p>64.2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3656" calcext:value-type="float">
            <text:p>64.3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7288" calcext:value-type="float">
            <text:p>64.4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1296" calcext:value-type="float">
            <text:p>64.4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9792" calcext:value-type="float">
            <text:p>64.6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0856" calcext:value-type="float">
            <text:p>64.7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1336" calcext:value-type="float">
            <text:p>64.7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2568" calcext:value-type="float">
            <text:p>64.7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1816" calcext:value-type="float">
            <text:p>64.8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15136" calcext:value-type="float">
            <text:p>64.7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8936" calcext:value-type="float">
            <text:p>64.6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8664" calcext:value-type="float">
            <text:p>64.7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62" calcext:value-type="float">
            <text:p>64.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01648" calcext:value-type="float">
            <text:p>65.0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8704" calcext:value-type="float">
            <text:p>65.0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1752" calcext:value-type="float">
            <text:p>65.0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196" calcext:value-type="float">
            <text:p>65.2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1104" calcext:value-type="float">
            <text:p>65.2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672" calcext:value-type="float">
            <text:p>65.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6344" calcext:value-type="float">
            <text:p>65.2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9288" calcext:value-type="float">
            <text:p>65.1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5864" calcext:value-type="float">
            <text:p>65.2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0456" calcext:value-type="float">
            <text:p>65.3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2532" calcext:value-type="float">
            <text:p>65.4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9224" calcext:value-type="float">
            <text:p>65.4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3232" calcext:value-type="float">
            <text:p>65.4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71624" calcext:value-type="float">
            <text:p>65.5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7772" calcext:value-type="float">
            <text:p>65.5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8576" calcext:value-type="float">
            <text:p>65.5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724" calcext:value-type="float">
            <text:p>65.5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4-01-31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9432" calcext:value-type="float">
            <text:p>65.5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11-09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6496" calcext:value-type="float">
            <text:p>64.1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0024" calcext:value-type="float">
            <text:p>64.2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94512" calcext:value-type="float">
            <text:p>64.2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612" calcext:value-type="float">
            <text:p>64.2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3616" calcext:value-type="float">
            <text:p>63.9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468" calcext:value-type="float">
            <text:p>64.1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4888" calcext:value-type="float">
            <text:p>64.2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7728" calcext:value-type="float">
            <text:p>64.1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6288" calcext:value-type="float">
            <text:p>64.0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4888" calcext:value-type="float">
            <text:p>64.2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516" calcext:value-type="float">
            <text:p>64.1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6016" calcext:value-type="float">
            <text:p>64.1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5848" calcext:value-type="float">
            <text:p>64.3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996" calcext:value-type="float">
            <text:p>64.4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3904" calcext:value-type="float">
            <text:p>64.7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2944" calcext:value-type="float">
            <text:p>64.7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476" calcext:value-type="float">
            <text:p>64.7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4176" calcext:value-type="float">
            <text:p>64.6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3696" calcext:value-type="float">
            <text:p>64.6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08456" calcext:value-type="float">
            <text:p>64.6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7808" calcext:value-type="float">
            <text:p>64.7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0752" calcext:value-type="float">
            <text:p>64.6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6368" calcext:value-type="float">
            <text:p>64.6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7808" calcext:value-type="float">
            <text:p>64.7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192" calcext:value-type="float">
            <text:p>64.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288" calcext:value-type="float">
            <text:p>64.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48" calcext:value-type="float">
            <text:p>65.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01648" calcext:value-type="float">
            <text:p>65.0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3528" calcext:value-type="float">
            <text:p>64.8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01648" calcext:value-type="float">
            <text:p>65.0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3672" calcext:value-type="float">
            <text:p>65.1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0056" calcext:value-type="float">
            <text:p>65.9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1832" calcext:value-type="float">
            <text:p>65.7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908" calcext:value-type="float">
            <text:p>65.0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4152" calcext:value-type="float">
            <text:p>65.2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4424" calcext:value-type="float">
            <text:p>65.1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768" calcext:value-type="float">
            <text:p>65.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3208" calcext:value-type="float">
            <text:p>66.0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396" calcext:value-type="float">
            <text:p>65.9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3288" calcext:value-type="float">
            <text:p>66.6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2728" calcext:value-type="float">
            <text:p>66.0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4608" calcext:value-type="float">
            <text:p>65.8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912" calcext:value-type="float">
            <text:p>65.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2752" calcext:value-type="float">
            <text:p>65.4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7136" calcext:value-type="float">
            <text:p>65.4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0224" calcext:value-type="float">
            <text:p>65.8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5088" calcext:value-type="float">
            <text:p>65.8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476" calcext:value-type="float">
            <text:p>64.7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6472" calcext:value-type="float">
            <text:p>64.7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0728" calcext:value-type="float">
            <text:p>65.2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6576" calcext:value-type="float">
            <text:p>64.8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3696" calcext:value-type="float">
            <text:p>64.6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62" calcext:value-type="float">
            <text:p>64.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8536" calcext:value-type="float">
            <text:p>65.2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7368" calcext:value-type="float">
            <text:p>65.0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0912" calcext:value-type="float">
            <text:p>65.9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8096" calcext:value-type="float">
            <text:p>65.5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0392" calcext:value-type="float">
            <text:p>65.6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5048" calcext:value-type="float">
            <text:p>65.5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576" calcext:value-type="float">
            <text:p>65.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048" calcext:value-type="float">
            <text:p>64.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7664" calcext:value-type="float">
            <text:p>64.3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8392" calcext:value-type="float">
            <text:p>64.8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5616" calcext:value-type="float">
            <text:p>64.7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34" calcext:value-type="float">
            <text:p>65.3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5008" calcext:value-type="float">
            <text:p>65.2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34136" calcext:value-type="float">
            <text:p>64.3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9648" calcext:value-type="float">
            <text:p>64.2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896" calcext:value-type="float">
            <text:p>64.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752" calcext:value-type="float">
            <text:p>63.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3344" calcext:value-type="float">
            <text:p>64.0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5328" calcext:value-type="float">
            <text:p>63.9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0336" calcext:value-type="float">
            <text:p>64.4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2176" calcext:value-type="float">
            <text:p>63.8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5456" calcext:value-type="float">
            <text:p>63.4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7648" calcext:value-type="float">
            <text:p>63.4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364" calcext:value-type="float">
            <text:p>63.4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412" calcext:value-type="float">
            <text:p>63.4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41656" calcext:value-type="float">
            <text:p>63.5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1008" calcext:value-type="float">
            <text:p>63.6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4096" calcext:value-type="float">
            <text:p>64.0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3808" calcext:value-type="float">
            <text:p>63.2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6104" calcext:value-type="float">
            <text:p>63.3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5016" calcext:value-type="float">
            <text:p>63.7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6416" calcext:value-type="float">
            <text:p>63.5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032" calcext:value-type="float">
            <text:p>63.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7504" calcext:value-type="float">
            <text:p>63.0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4808" calcext:value-type="float">
            <text:p>63.6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8816" calcext:value-type="float">
            <text:p>63.6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5952" calcext:value-type="float">
            <text:p>64.3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1968" calcext:value-type="float">
            <text:p>63.7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9984" calcext:value-type="float">
            <text:p>63.8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6976" calcext:value-type="float">
            <text:p>64.1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3808" calcext:value-type="float">
            <text:p>63.2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3808" calcext:value-type="float">
            <text:p>63.2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3432" calcext:value-type="float">
            <text:p>63.2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8648" calcext:value-type="float">
            <text:p>63.8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656" calcext:value-type="float">
            <text:p>63.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512" calcext:value-type="float">
            <text:p>63.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6144" calcext:value-type="float">
            <text:p>63.6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2536" calcext:value-type="float">
            <text:p>62.9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42496" calcext:value-type="float">
            <text:p>62.6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7112" calcext:value-type="float">
            <text:p>62.2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352" calcext:value-type="float">
            <text:p>62.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6312" calcext:value-type="float">
            <text:p>63.4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2184" calcext:value-type="float">
            <text:p>62.4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9344" calcext:value-type="float">
            <text:p>62.5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7-25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1224" calcext:value-type="float">
            <text:p>62.3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0928" calcext:value-type="float">
            <text:p>63.0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412" calcext:value-type="float">
            <text:p>63.4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32056" calcext:value-type="float">
            <text:p>62.9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7488" calcext:value-type="float">
            <text:p>62.1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736" calcext:value-type="float">
            <text:p>62.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776" calcext:value-type="float">
            <text:p>62.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108" calcext:value-type="float">
            <text:p>61.9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6736" calcext:value-type="float">
            <text:p>62.2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6608" calcext:value-type="float">
            <text:p>62.7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688" calcext:value-type="float">
            <text:p>62.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9616" calcext:value-type="float">
            <text:p>62.4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492" calcext:value-type="float">
            <text:p>62.2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2624" calcext:value-type="float">
            <text:p>62.1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544" calcext:value-type="float">
            <text:p>62.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0176" calcext:value-type="float">
            <text:p>63.1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8504" calcext:value-type="float">
            <text:p>63.4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41656" calcext:value-type="float">
            <text:p>63.5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744" calcext:value-type="float">
            <text:p>63.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6104" calcext:value-type="float">
            <text:p>63.3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0864" calcext:value-type="float">
            <text:p>63.3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3056" calcext:value-type="float">
            <text:p>63.3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3184" calcext:value-type="float">
            <text:p>62.8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6528" calcext:value-type="float">
            <text:p>62.1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012" calcext:value-type="float">
            <text:p>61.9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7552" calcext:value-type="float">
            <text:p>61.9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3648" calcext:value-type="float">
            <text:p>61.9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68" calcext:value-type="float">
            <text:p>62.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5712" calcext:value-type="float">
            <text:p>62.4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08128" calcext:value-type="float">
            <text:p>63.5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9088" calcext:value-type="float">
            <text:p>63.5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95936" calcext:value-type="float">
            <text:p>63.4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032" calcext:value-type="float">
            <text:p>63.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9548" calcext:value-type="float">
            <text:p>62.8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2576" calcext:value-type="float">
            <text:p>63.2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2976" calcext:value-type="float">
            <text:p>62.6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1496" calcext:value-type="float">
            <text:p>62.2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0656" calcext:value-type="float">
            <text:p>63.1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3976" calcext:value-type="float">
            <text:p>63.0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256" calcext:value-type="float">
            <text:p>62.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8504" calcext:value-type="float">
            <text:p>63.4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9424" calcext:value-type="float">
            <text:p>63.2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4168" calcext:value-type="float">
            <text:p>62.3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9744" calcext:value-type="float">
            <text:p>61.9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51768" calcext:value-type="float">
            <text:p>62.1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8192" calcext:value-type="float">
            <text:p>63.2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8064" calcext:value-type="float">
            <text:p>63.7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08128" calcext:value-type="float">
            <text:p>63.5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4536" calcext:value-type="float">
            <text:p>63.7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6728" calcext:value-type="float">
            <text:p>63.7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5496" calcext:value-type="float">
            <text:p>63.7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0736" calcext:value-type="float">
            <text:p>63.8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5392" calcext:value-type="float">
            <text:p>63.7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224" calcext:value-type="float">
            <text:p>63.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2448" calcext:value-type="float">
            <text:p>63.7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3304" calcext:value-type="float">
            <text:p>63.7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2824" calcext:value-type="float">
            <text:p>63.7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9296" calcext:value-type="float">
            <text:p>63.7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1384" calcext:value-type="float">
            <text:p>63.6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5184" calcext:value-type="float">
            <text:p>63.5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7272" calcext:value-type="float">
            <text:p>63.5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5456" calcext:value-type="float">
            <text:p>63.4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0696" calcext:value-type="float">
            <text:p>63.4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7272" calcext:value-type="float">
            <text:p>63.5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412" calcext:value-type="float">
            <text:p>63.4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8296" calcext:value-type="float">
            <text:p>63.3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4288" calcext:value-type="float">
            <text:p>63.2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308" calcext:value-type="float">
            <text:p>62.7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124" calcext:value-type="float">
            <text:p>63.2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4768" calcext:value-type="float">
            <text:p>63.2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7064" calcext:value-type="float">
            <text:p>63.3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4016" calcext:value-type="float">
            <text:p>63.3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4392" calcext:value-type="float">
            <text:p>63.3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4288" calcext:value-type="float">
            <text:p>63.2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2952" calcext:value-type="float">
            <text:p>63.2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3912" calcext:value-type="float">
            <text:p>63.3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9632" calcext:value-type="float">
            <text:p>63.3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9152" calcext:value-type="float">
            <text:p>63.3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8192" calcext:value-type="float">
            <text:p>63.2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4664" calcext:value-type="float">
            <text:p>63.2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3328" calcext:value-type="float">
            <text:p>63.2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2472" calcext:value-type="float">
            <text:p>63.2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3056" calcext:value-type="float">
            <text:p>63.3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4872" calcext:value-type="float">
            <text:p>63.3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6584" calcext:value-type="float">
            <text:p>63.3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1824" calcext:value-type="float">
            <text:p>63.3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4-28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4016" calcext:value-type="float">
            <text:p>63.3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936" calcext:value-type="float">
            <text:p>63.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984" calcext:value-type="float">
            <text:p>63.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936" calcext:value-type="float">
            <text:p>63.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6312" calcext:value-type="float">
            <text:p>63.4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9944" calcext:value-type="float">
            <text:p>63.5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7376" calcext:value-type="float">
            <text:p>63.5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1072" calcext:value-type="float">
            <text:p>63.4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3032" calcext:value-type="float">
            <text:p>63.8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3512" calcext:value-type="float">
            <text:p>63.9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8376" calcext:value-type="float">
            <text:p>63.9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0672" calcext:value-type="float">
            <text:p>64.0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468" calcext:value-type="float">
            <text:p>64.1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2112" calcext:value-type="float">
            <text:p>64.1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992" calcext:value-type="float">
            <text:p>64.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04" calcext:value-type="float">
            <text:p>64.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0608" calcext:value-type="float">
            <text:p>64.3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5952" calcext:value-type="float">
            <text:p>64.3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3864" calcext:value-type="float">
            <text:p>64.4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2152" calcext:value-type="float">
            <text:p>64.4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1192" calcext:value-type="float">
            <text:p>64.4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424" calcext:value-type="float">
            <text:p>64.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3216" calcext:value-type="float">
            <text:p>64.5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5888" calcext:value-type="float">
            <text:p>64.6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856" calcext:value-type="float">
            <text:p>64.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5616" calcext:value-type="float">
            <text:p>64.7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0584" calcext:value-type="float">
            <text:p>64.8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3152" calcext:value-type="float">
            <text:p>64.8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4488" calcext:value-type="float">
            <text:p>64.8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2672" calcext:value-type="float">
            <text:p>64.8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9832" calcext:value-type="float">
            <text:p>64.9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07744" calcext:value-type="float">
            <text:p>65.0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2608" calcext:value-type="float">
            <text:p>65.0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1856" calcext:value-type="float">
            <text:p>65.1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1584" calcext:value-type="float">
            <text:p>65.2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0728" calcext:value-type="float">
            <text:p>65.2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5216" calcext:value-type="float">
            <text:p>65.3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6344" calcext:value-type="float">
            <text:p>65.2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6824" calcext:value-type="float">
            <text:p>65.2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3568" calcext:value-type="float">
            <text:p>65.1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4192" calcext:value-type="float">
            <text:p>65.5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1728" calcext:value-type="float">
            <text:p>65.6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71624" calcext:value-type="float">
            <text:p>65.5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0832" calcext:value-type="float">
            <text:p>65.3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0496" calcext:value-type="float">
            <text:p>65.6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4984" calcext:value-type="float">
            <text:p>65.7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2208" calcext:value-type="float">
            <text:p>65.6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5088" calcext:value-type="float">
            <text:p>65.8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7928" calcext:value-type="float">
            <text:p>65.7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6736" calcext:value-type="float">
            <text:p>66.0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1832" calcext:value-type="float">
            <text:p>65.7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7968" calcext:value-type="float">
            <text:p>66.0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684" calcext:value-type="float">
            <text:p>66.1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9408" calcext:value-type="float">
            <text:p>66.1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304" calcext:value-type="float">
            <text:p>66.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4104" calcext:value-type="float">
            <text:p>66.3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3144" calcext:value-type="float">
            <text:p>66.3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5816" calcext:value-type="float">
            <text:p>66.3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8592" calcext:value-type="float">
            <text:p>66.4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736" calcext:value-type="float">
            <text:p>66.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3248" calcext:value-type="float">
            <text:p>66.3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1328" calcext:value-type="float">
            <text:p>66.2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5064" calcext:value-type="float">
            <text:p>66.4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1744" calcext:value-type="float">
            <text:p>66.5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6128" calcext:value-type="float">
            <text:p>66.5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8904" calcext:value-type="float">
            <text:p>66.6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5104" calcext:value-type="float">
            <text:p>66.7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4248" calcext:value-type="float">
            <text:p>66.7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788" calcext:value-type="float">
            <text:p>66.8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216" calcext:value-type="float">
            <text:p>66.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4624" calcext:value-type="float">
            <text:p>66.7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692" calcext:value-type="float">
            <text:p>66.7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548" calcext:value-type="float">
            <text:p>66.7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2912" calcext:value-type="float">
            <text:p>66.7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692" calcext:value-type="float">
            <text:p>66.7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168" calcext:value-type="float">
            <text:p>66.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168" calcext:value-type="float">
            <text:p>66.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9008" calcext:value-type="float">
            <text:p>66.7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5856" calcext:value-type="float">
            <text:p>66.6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0136" calcext:value-type="float">
            <text:p>66.6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1848" calcext:value-type="float">
            <text:p>66.6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77464" calcext:value-type="float">
            <text:p>66.5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9176" calcext:value-type="float">
            <text:p>66.5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4688" calcext:value-type="float">
            <text:p>66.4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0808" calcext:value-type="float">
            <text:p>65.9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1-30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116" calcext:value-type="float">
            <text:p>66.4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1056" calcext:value-type="float">
            <text:p>66.3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1432" calcext:value-type="float">
            <text:p>66.3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6568" calcext:value-type="float">
            <text:p>66.2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7424" calcext:value-type="float">
            <text:p>66.2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9992" calcext:value-type="float">
            <text:p>66.2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9616" calcext:value-type="float">
            <text:p>66.2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1016" calcext:value-type="float">
            <text:p>66.0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2144" calcext:value-type="float">
            <text:p>65.9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3" calcext:value-type="float">
            <text:p>65.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344" calcext:value-type="float">
            <text:p>65.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06" calcext:value-type="float">
            <text:p>65.7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344" calcext:value-type="float">
            <text:p>65.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5528" calcext:value-type="float">
            <text:p>65.5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2376" calcext:value-type="float">
            <text:p>65.4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2532" calcext:value-type="float">
            <text:p>65.4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3504" calcext:value-type="float">
            <text:p>65.3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4528" calcext:value-type="float">
            <text:p>65.1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8872" calcext:value-type="float">
            <text:p>64.8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0152" calcext:value-type="float">
            <text:p>63.7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7128" calcext:value-type="float">
            <text:p>63.1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2368" calcext:value-type="float">
            <text:p>63.1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2848" calcext:value-type="float">
            <text:p>63.1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076" calcext:value-type="float">
            <text:p>63.2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9464" calcext:value-type="float">
            <text:p>63.5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9672" calcext:value-type="float">
            <text:p>63.6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5768" calcext:value-type="float">
            <text:p>63.6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0508" calcext:value-type="float">
            <text:p>63.5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8504" calcext:value-type="float">
            <text:p>63.4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9652" calcext:value-type="float">
            <text:p>63.5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4768" calcext:value-type="float">
            <text:p>63.2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32056" calcext:value-type="float">
            <text:p>62.9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928" calcext:value-type="float">
            <text:p>62.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832" calcext:value-type="float">
            <text:p>62.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356" calcext:value-type="float">
            <text:p>62.7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7944" calcext:value-type="float">
            <text:p>62.7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212" calcext:value-type="float">
            <text:p>62.6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4416" calcext:value-type="float">
            <text:p>62.7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3224" calcext:value-type="float">
            <text:p>63.1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5248" calcext:value-type="float">
            <text:p>63.3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608" calcext:value-type="float">
            <text:p>63.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268" calcext:value-type="float">
            <text:p>63.3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2288" calcext:value-type="float">
            <text:p>62.5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78" calcext:value-type="float">
            <text:p>62.4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7048" calcext:value-type="float">
            <text:p>62.4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9448" calcext:value-type="float">
            <text:p>62.6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8656" calcext:value-type="float">
            <text:p>62.3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2704" calcext:value-type="float">
            <text:p>62.7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8136" calcext:value-type="float">
            <text:p>62.0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728" calcext:value-type="float">
            <text:p>62.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5568" calcext:value-type="float">
            <text:p>62.0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588" calcext:value-type="float">
            <text:p>62.2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6608" calcext:value-type="float">
            <text:p>62.7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2408" calcext:value-type="float">
            <text:p>63.4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072" calcext:value-type="float">
            <text:p>62.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2768" calcext:value-type="float">
            <text:p>62.5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6192" calcext:value-type="float">
            <text:p>62.4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5256" calcext:value-type="float">
            <text:p>61.8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5424" calcext:value-type="float">
            <text:p>61.6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9392" calcext:value-type="float">
            <text:p>61.4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7512" calcext:value-type="float">
            <text:p>61.6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8976" calcext:value-type="float">
            <text:p>61.1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5448" calcext:value-type="float">
            <text:p>61.1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1816" calcext:value-type="float">
            <text:p>61.0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3528" calcext:value-type="float">
            <text:p>60.9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5824" calcext:value-type="float">
            <text:p>61.0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3816" calcext:value-type="float">
            <text:p>61.7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3168" calcext:value-type="float">
            <text:p>61.9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0144" calcext:value-type="float">
            <text:p>61.3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7264" calcext:value-type="float">
            <text:p>61.1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0792" calcext:value-type="float">
            <text:p>61.2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4384" calcext:value-type="float">
            <text:p>60.9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9248" calcext:value-type="float">
            <text:p>61.0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5864" calcext:value-type="float">
            <text:p>61.3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5568" calcext:value-type="float">
            <text:p>62.0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8536" calcext:value-type="float">
            <text:p>61.4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3944" calcext:value-type="float">
            <text:p>61.2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2792" calcext:value-type="float">
            <text:p>61.9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5944" calcext:value-type="float">
            <text:p>62.0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1184" calcext:value-type="float">
            <text:p>62.0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1456" calcext:value-type="float">
            <text:p>61.9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3336" calcext:value-type="float">
            <text:p>61.7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2192" calcext:value-type="float">
            <text:p>60.9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4616" calcext:value-type="float">
            <text:p>60.5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2944" calcext:value-type="float">
            <text:p>60.8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484" calcext:value-type="float">
            <text:p>61.5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1-02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6448" calcext:value-type="float">
            <text:p>61.4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9664" calcext:value-type="float">
            <text:p>61.3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4112" calcext:value-type="float">
            <text:p>61.0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1904" calcext:value-type="float">
            <text:p>60.1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1384" calcext:value-type="float">
            <text:p>59.8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3952" calcext:value-type="float">
            <text:p>59.8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412" calcext:value-type="float">
            <text:p>59.6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5352" calcext:value-type="float">
            <text:p>59.5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364" calcext:value-type="float">
            <text:p>59.6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1384" calcext:value-type="float">
            <text:p>59.8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1448" calcext:value-type="float">
            <text:p>59.5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0008" calcext:value-type="float">
            <text:p>59.5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0384" calcext:value-type="float">
            <text:p>59.4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7648" calcext:value-type="float">
            <text:p>59.6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0424" calcext:value-type="float">
            <text:p>59.7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9112" calcext:value-type="float">
            <text:p>59.1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3224" calcext:value-type="float">
            <text:p>59.3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7608" calcext:value-type="float">
            <text:p>59.3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8128" calcext:value-type="float">
            <text:p>59.6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136" calcext:value-type="float">
            <text:p>60.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3952" calcext:value-type="float">
            <text:p>59.8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4624" calcext:value-type="float">
            <text:p>59.0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0136" calcext:value-type="float">
            <text:p>59.0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4728" calcext:value-type="float">
            <text:p>59.1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2264" calcext:value-type="float">
            <text:p>59.2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8088" calcext:value-type="float">
            <text:p>59.3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0024" calcext:value-type="float">
            <text:p>60.3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3952" calcext:value-type="float">
            <text:p>59.8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7712" calcext:value-type="float">
            <text:p>59.4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5352" calcext:value-type="float">
            <text:p>59.5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1424" calcext:value-type="float">
            <text:p>60.1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7816" calcext:value-type="float">
            <text:p>59.4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8464" calcext:value-type="float">
            <text:p>59.3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5752" calcext:value-type="float">
            <text:p>58.9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8632" calcext:value-type="float">
            <text:p>59.1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3952" calcext:value-type="float">
            <text:p>59.8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5712" calcext:value-type="float">
            <text:p>58.6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6632" calcext:value-type="float">
            <text:p>58.3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3792" calcext:value-type="float">
            <text:p>58.5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8968" calcext:value-type="float">
            <text:p>58.7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8032" calcext:value-type="float">
            <text:p>58.1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2792" calcext:value-type="float">
            <text:p>58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4856" calcext:value-type="float">
            <text:p>58.6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4144" calcext:value-type="float">
            <text:p>59.0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8176" calcext:value-type="float">
            <text:p>58.5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4544" calcext:value-type="float">
            <text:p>58.4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6672" calcext:value-type="float">
            <text:p>58.7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0592" calcext:value-type="float">
            <text:p>59.6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7216" calcext:value-type="float">
            <text:p>58.4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0536" calcext:value-type="float">
            <text:p>58.3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0808" calcext:value-type="float">
            <text:p>58.2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8176" calcext:value-type="float">
            <text:p>58.5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4288" calcext:value-type="float">
            <text:p>59.4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1176" calcext:value-type="float">
            <text:p>59.7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6568" calcext:value-type="float">
            <text:p>58.6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78" calcext:value-type="float">
            <text:p>58.5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5544" calcext:value-type="float">
            <text:p>58.8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7256" calcext:value-type="float">
            <text:p>58.8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3912" calcext:value-type="float">
            <text:p>59.4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8824" calcext:value-type="float">
            <text:p>58.4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0432" calcext:value-type="float">
            <text:p>58.3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3752" calcext:value-type="float">
            <text:p>58.2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0808" calcext:value-type="float">
            <text:p>58.2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5232" calcext:value-type="float">
            <text:p>58.6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6672" calcext:value-type="float">
            <text:p>58.7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876" calcext:value-type="float">
            <text:p>58.6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6568" calcext:value-type="float">
            <text:p>58.6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784" calcext:value-type="float">
            <text:p>58.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2224" calcext:value-type="float">
            <text:p>58.9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3664" calcext:value-type="float">
            <text:p>59.0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3936" calcext:value-type="float">
            <text:p>58.9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3184" calcext:value-type="float">
            <text:p>59.0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268" calcext:value-type="float">
            <text:p>59.5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0864" calcext:value-type="float">
            <text:p>59.4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9856" calcext:value-type="float">
            <text:p>60.5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1424" calcext:value-type="float">
            <text:p>60.1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8584" calcext:value-type="float">
            <text:p>60.2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7624" calcext:value-type="float">
            <text:p>60.2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5096" calcext:value-type="float">
            <text:p>60.5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5304" calcext:value-type="float">
            <text:p>60.7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5896" calcext:value-type="float">
            <text:p>59.3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8048" calcext:value-type="float">
            <text:p>59.0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5208" calcext:value-type="float">
            <text:p>59.1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7752" calcext:value-type="float">
            <text:p>59.7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9112" calcext:value-type="float">
            <text:p>59.1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7504" calcext:value-type="float">
            <text:p>59.2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0656" calcext:value-type="float">
            <text:p>59.3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788" calcext:value-type="float">
            <text:p>59.2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1072" calcext:value-type="float">
            <text:p>59.6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1888" calcext:value-type="float">
            <text:p>59.3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8192" calcext:value-type="float">
            <text:p>59.4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22" calcext:value-type="float">
            <text:p>59.5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792" calcext:value-type="float">
            <text:p>59.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7544" calcext:value-type="float">
            <text:p>59.5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508" calcext:value-type="float">
            <text:p>59.6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2136" calcext:value-type="float">
            <text:p>59.7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0904" calcext:value-type="float">
            <text:p>59.8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4536" calcext:value-type="float">
            <text:p>59.9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1008" calcext:value-type="float">
            <text:p>59.8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284" calcext:value-type="float">
            <text:p>60.8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7-13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472" calcext:value-type="float">
            <text:p>60.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1192" calcext:value-type="float">
            <text:p>60.5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8312" calcext:value-type="float">
            <text:p>60.4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3616" calcext:value-type="float">
            <text:p>60.1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7184" calcext:value-type="float">
            <text:p>60.5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7624" calcext:value-type="float">
            <text:p>60.2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0088" calcext:value-type="float">
            <text:p>60.1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372" calcext:value-type="float">
            <text:p>60.2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3928" calcext:value-type="float">
            <text:p>60.3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0608" calcext:value-type="float">
            <text:p>60.4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7392" calcext:value-type="float">
            <text:p>60.6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9688" calcext:value-type="float">
            <text:p>60.7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14" calcext:value-type="float">
            <text:p>60.7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3216" calcext:value-type="float">
            <text:p>60.7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3696" calcext:value-type="float">
            <text:p>60.8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7704" calcext:value-type="float">
            <text:p>60.8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284" calcext:value-type="float">
            <text:p>60.8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7224" calcext:value-type="float">
            <text:p>60.8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7744" calcext:value-type="float">
            <text:p>61.1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4048" calcext:value-type="float">
            <text:p>61.3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8224" calcext:value-type="float">
            <text:p>61.2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1544" calcext:value-type="float">
            <text:p>61.1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7472" calcext:value-type="float">
            <text:p>61.3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8056" calcext:value-type="float">
            <text:p>61.4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052" calcext:value-type="float">
            <text:p>61.3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764" calcext:value-type="float">
            <text:p>61.1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5032" calcext:value-type="float">
            <text:p>60.8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0272" calcext:value-type="float">
            <text:p>60.8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0752" calcext:value-type="float">
            <text:p>60.8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62" calcext:value-type="float">
            <text:p>61.0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2232" calcext:value-type="float">
            <text:p>61.2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7056" calcext:value-type="float">
            <text:p>61.0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38" calcext:value-type="float">
            <text:p>60.8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9416" calcext:value-type="float">
            <text:p>60.8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0856" calcext:value-type="float">
            <text:p>60.9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6576" calcext:value-type="float">
            <text:p>60.9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7536" calcext:value-type="float">
            <text:p>61.0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2296" calcext:value-type="float">
            <text:p>61.0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4112" calcext:value-type="float">
            <text:p>61.0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4592" calcext:value-type="float">
            <text:p>61.1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9728" calcext:value-type="float">
            <text:p>61.0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3152" calcext:value-type="float">
            <text:p>61.0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9728" calcext:value-type="float">
            <text:p>61.0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812" calcext:value-type="float">
            <text:p>61.1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2296" calcext:value-type="float">
            <text:p>61.0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9352" calcext:value-type="float">
            <text:p>61.1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8392" calcext:value-type="float">
            <text:p>61.0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2776" calcext:value-type="float">
            <text:p>61.0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8224" calcext:value-type="float">
            <text:p>61.2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4528" calcext:value-type="float">
            <text:p>61.3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052" calcext:value-type="float">
            <text:p>61.3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86" calcext:value-type="float">
            <text:p>61.1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1336" calcext:value-type="float">
            <text:p>60.9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3048" calcext:value-type="float">
            <text:p>60.9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5512" calcext:value-type="float">
            <text:p>60.8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4072" calcext:value-type="float">
            <text:p>60.7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0376" calcext:value-type="float">
            <text:p>60.9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3424" calcext:value-type="float">
            <text:p>60.9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1024" calcext:value-type="float">
            <text:p>60.7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76" calcext:value-type="float">
            <text:p>60.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8936" calcext:value-type="float">
            <text:p>60.8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76" calcext:value-type="float">
            <text:p>60.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9312" calcext:value-type="float">
            <text:p>60.7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2736" calcext:value-type="float">
            <text:p>60.7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5992" calcext:value-type="float">
            <text:p>60.8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6368" calcext:value-type="float">
            <text:p>60.8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7224" calcext:value-type="float">
            <text:p>60.8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1504" calcext:value-type="float">
            <text:p>60.8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092" calcext:value-type="float">
            <text:p>60.7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2904" calcext:value-type="float">
            <text:p>60.5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4616" calcext:value-type="float">
            <text:p>60.5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3008" calcext:value-type="float">
            <text:p>60.6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4-26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0064" calcext:value-type="float">
            <text:p>60.7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996" calcext:value-type="float">
            <text:p>60.6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568" calcext:value-type="float">
            <text:p>60.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1984" calcext:value-type="float">
            <text:p>60.8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7872" calcext:value-type="float">
            <text:p>60.6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2048" calcext:value-type="float">
            <text:p>60.5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9648" calcext:value-type="float">
            <text:p>60.4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5744" calcext:value-type="float">
            <text:p>60.4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9168" calcext:value-type="float">
            <text:p>60.3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4032" calcext:value-type="float">
            <text:p>60.4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5848" calcext:value-type="float">
            <text:p>60.5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7248" calcext:value-type="float">
            <text:p>60.2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896" calcext:value-type="float">
            <text:p>60.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2384" calcext:value-type="float">
            <text:p>60.2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2008" calcext:value-type="float">
            <text:p>60.2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8584" calcext:value-type="float">
            <text:p>60.2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7144" calcext:value-type="float">
            <text:p>60.2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6288" calcext:value-type="float">
            <text:p>60.2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3136" calcext:value-type="float">
            <text:p>60.1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796" calcext:value-type="float">
            <text:p>59.8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8712" calcext:value-type="float">
            <text:p>59.7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2616" calcext:value-type="float">
            <text:p>59.7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3096" calcext:value-type="float">
            <text:p>59.8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4328" calcext:value-type="float">
            <text:p>59.7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0528" calcext:value-type="float">
            <text:p>59.8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8352" calcext:value-type="float">
            <text:p>60.7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904" calcext:value-type="float">
            <text:p>60.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7544" calcext:value-type="float">
            <text:p>59.5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1552" calcext:value-type="float">
            <text:p>59.6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3744" calcext:value-type="float">
            <text:p>59.6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5728" calcext:value-type="float">
            <text:p>59.5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9736" calcext:value-type="float">
            <text:p>59.6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3952" calcext:value-type="float">
            <text:p>59.8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8608" calcext:value-type="float">
            <text:p>59.7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6416" calcext:value-type="float">
            <text:p>59.7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6416" calcext:value-type="float">
            <text:p>59.7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9464" calcext:value-type="float">
            <text:p>59.7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604" calcext:value-type="float">
            <text:p>59.7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4224" calcext:value-type="float">
            <text:p>59.7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3848" calcext:value-type="float">
            <text:p>59.7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6624" calcext:value-type="float">
            <text:p>59.8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9192" calcext:value-type="float">
            <text:p>59.8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748" calcext:value-type="float">
            <text:p>59.8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2136" calcext:value-type="float">
            <text:p>59.7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6624" calcext:value-type="float">
            <text:p>59.8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2824" calcext:value-type="float">
            <text:p>59.9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3112" calcext:value-type="float">
            <text:p>60.7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7848" calcext:value-type="float">
            <text:p>61.2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812" calcext:value-type="float">
            <text:p>61.1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232" calcext:value-type="float">
            <text:p>60.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9296" calcext:value-type="float">
            <text:p>59.8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4536" calcext:value-type="float">
            <text:p>59.9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8688" calcext:value-type="float">
            <text:p>60.3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468" calcext:value-type="float">
            <text:p>60.3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2968" calcext:value-type="float">
            <text:p>60.3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2112" calcext:value-type="float">
            <text:p>60.3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0024" calcext:value-type="float">
            <text:p>60.3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0296" calcext:value-type="float">
            <text:p>60.2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6288" calcext:value-type="float">
            <text:p>60.2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2008" calcext:value-type="float">
            <text:p>60.2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6872" calcext:value-type="float">
            <text:p>60.3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1696" calcext:value-type="float">
            <text:p>60.0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7752" calcext:value-type="float">
            <text:p>59.7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1072" calcext:value-type="float">
            <text:p>59.6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2-03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6208" calcext:value-type="float">
            <text:p>59.5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5624" calcext:value-type="float">
            <text:p>59.4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8776" calcext:value-type="float">
            <text:p>59.5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7168" calcext:value-type="float">
            <text:p>59.6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888" calcext:value-type="float">
            <text:p>59.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6792" calcext:value-type="float">
            <text:p>59.6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1448" calcext:value-type="float">
            <text:p>59.5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5352" calcext:value-type="float">
            <text:p>59.5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0968" calcext:value-type="float">
            <text:p>59.5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8776" calcext:value-type="float">
            <text:p>59.5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2576" calcext:value-type="float">
            <text:p>59.4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2576" calcext:value-type="float">
            <text:p>59.4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5728" calcext:value-type="float">
            <text:p>59.5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9112" calcext:value-type="float">
            <text:p>59.1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7296" calcext:value-type="float">
            <text:p>59.1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9488" calcext:value-type="float">
            <text:p>59.1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6816" calcext:value-type="float">
            <text:p>59.1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4624" calcext:value-type="float">
            <text:p>59.0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1576" calcext:value-type="float">
            <text:p>59.0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7776" calcext:value-type="float">
            <text:p>59.1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2912" calcext:value-type="float">
            <text:p>59.1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928" calcext:value-type="float">
            <text:p>59.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9656" calcext:value-type="float">
            <text:p>58.9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9384" calcext:value-type="float">
            <text:p>59.0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3016" calcext:value-type="float">
            <text:p>59.1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1032" calcext:value-type="float">
            <text:p>59.3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884" calcext:value-type="float">
            <text:p>59.2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884" calcext:value-type="float">
            <text:p>59.2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0552" calcext:value-type="float">
            <text:p>59.2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5104" calcext:value-type="float">
            <text:p>59.1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8632" calcext:value-type="float">
            <text:p>59.1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5584" calcext:value-type="float">
            <text:p>59.1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4352" calcext:value-type="float">
            <text:p>59.2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1784" calcext:value-type="float">
            <text:p>59.2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264" calcext:value-type="float">
            <text:p>59.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9592" calcext:value-type="float">
            <text:p>59.2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4456" calcext:value-type="float">
            <text:p>59.2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74" calcext:value-type="float">
            <text:p>59.2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6168" calcext:value-type="float">
            <text:p>59.2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072" calcext:value-type="float">
            <text:p>59.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2328" calcext:value-type="float">
            <text:p>59.0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8904" calcext:value-type="float">
            <text:p>59.0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9928" calcext:value-type="float">
            <text:p>58.8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0408" calcext:value-type="float">
            <text:p>58.8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0888" calcext:value-type="float">
            <text:p>58.9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4688" calcext:value-type="float">
            <text:p>58.8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26" calcext:value-type="float">
            <text:p>58.9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2704" calcext:value-type="float">
            <text:p>58.9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068" calcext:value-type="float">
            <text:p>58.7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7424" calcext:value-type="float">
            <text:p>58.6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7592" calcext:value-type="float">
            <text:p>58.4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8824" calcext:value-type="float">
            <text:p>58.4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9304" calcext:value-type="float">
            <text:p>58.4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836" calcext:value-type="float">
            <text:p>59.2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7736" calcext:value-type="float">
            <text:p>58.8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4544" calcext:value-type="float">
            <text:p>58.4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3648" calcext:value-type="float">
            <text:p>58.1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868" calcext:value-type="float">
            <text:p>58.0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4192" calcext:value-type="float">
            <text:p>57.9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7992" calcext:value-type="float">
            <text:p>57.8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7136" calcext:value-type="float">
            <text:p>57.8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7784" calcext:value-type="float">
            <text:p>57.7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388" calcext:value-type="float">
            <text:p>57.7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5152" calcext:value-type="float">
            <text:p>57.9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4464" calcext:value-type="float">
            <text:p>57.8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2648" calcext:value-type="float">
            <text:p>57.7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1208" calcext:value-type="float">
            <text:p>57.6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3776" calcext:value-type="float">
            <text:p>57.6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576" calcext:value-type="float">
            <text:p>57.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2608" calcext:value-type="float">
            <text:p>57.4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6888" calcext:value-type="float">
            <text:p>57.3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0584" calcext:value-type="float">
            <text:p>57.2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812" calcext:value-type="float">
            <text:p>57.3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3528" calcext:value-type="float">
            <text:p>57.1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7056" calcext:value-type="float">
            <text:p>57.2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5552" calcext:value-type="float">
            <text:p>57.3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58" calcext:value-type="float">
            <text:p>57.8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3064" calcext:value-type="float">
            <text:p>58.0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5072" calcext:value-type="float">
            <text:p>57.3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812" calcext:value-type="float">
            <text:p>57.3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7368" calcext:value-type="float">
            <text:p>57.4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4864" calcext:value-type="float">
            <text:p>57.2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716" calcext:value-type="float">
            <text:p>57.2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8288" calcext:value-type="float">
            <text:p>57.1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476" calcext:value-type="float">
            <text:p>57.1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0104" calcext:value-type="float">
            <text:p>57.2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4296" calcext:value-type="float">
            <text:p>57.9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2816" calcext:value-type="float">
            <text:p>57.5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808" calcext:value-type="float">
            <text:p>57.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4904" calcext:value-type="float">
            <text:p>57.5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3192" calcext:value-type="float">
            <text:p>57.5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8808" calcext:value-type="float">
            <text:p>57.5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676" calcext:value-type="float">
            <text:p>57.8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1608" calcext:value-type="float">
            <text:p>57.0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9648" calcext:value-type="float">
            <text:p>56.6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7832" calcext:value-type="float">
            <text:p>56.5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4656" calcext:value-type="float">
            <text:p>57.0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7136" calcext:value-type="float">
            <text:p>57.8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672" calcext:value-type="float">
            <text:p>57.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0-19 2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532" calcext:value-type="float">
            <text:p>57.8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8872" calcext:value-type="float">
            <text:p>57.2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4632" calcext:value-type="float">
            <text:p>57.6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0768" calcext:value-type="float">
            <text:p>57.9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9496" calcext:value-type="float">
            <text:p>57.6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3064" calcext:value-type="float">
            <text:p>58.0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2168" calcext:value-type="float">
            <text:p>57.7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772" calcext:value-type="float">
            <text:p>57.9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812" calcext:value-type="float">
            <text:p>57.3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0232" calcext:value-type="float">
            <text:p>56.7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2712" calcext:value-type="float">
            <text:p>57.5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6384" calcext:value-type="float">
            <text:p>57.9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8056" calcext:value-type="float">
            <text:p>57.5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9432" calcext:value-type="float">
            <text:p>57.9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3712" calcext:value-type="float">
            <text:p>57.8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4944" calcext:value-type="float">
            <text:p>57.8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3504" calcext:value-type="float">
            <text:p>57.7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0936" calcext:value-type="float">
            <text:p>57.7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9872" calcext:value-type="float">
            <text:p>57.6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1272" calcext:value-type="float">
            <text:p>57.4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9728" calcext:value-type="float">
            <text:p>57.2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484" calcext:value-type="float">
            <text:p>57.7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0456" calcext:value-type="float">
            <text:p>57.7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6552" calcext:value-type="float">
            <text:p>57.7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0352" calcext:value-type="float">
            <text:p>57.6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86" calcext:value-type="float">
            <text:p>57.3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384" calcext:value-type="float">
            <text:p>57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3672" calcext:value-type="float">
            <text:p>57.5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2336" calcext:value-type="float">
            <text:p>57.5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004" calcext:value-type="float">
            <text:p>57.4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764" calcext:value-type="float">
            <text:p>57.3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2904" calcext:value-type="float">
            <text:p>56.7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4008" calcext:value-type="float">
            <text:p>57.2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1504" calcext:value-type="float">
            <text:p>56.9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0528" calcext:value-type="float">
            <text:p>56.0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2536" calcext:value-type="float">
            <text:p>55.3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7088" calcext:value-type="float">
            <text:p>55.1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1096" calcext:value-type="float">
            <text:p>55.2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8696" calcext:value-type="float">
            <text:p>55.0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6984" calcext:value-type="float">
            <text:p>55.1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6984" calcext:value-type="float">
            <text:p>55.1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5752" calcext:value-type="float">
            <text:p>55.1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3664" calcext:value-type="float">
            <text:p>55.2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6984" calcext:value-type="float">
            <text:p>55.1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7088" calcext:value-type="float">
            <text:p>55.1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8192" calcext:value-type="float">
            <text:p>55.6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5752" calcext:value-type="float">
            <text:p>55.1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2224" calcext:value-type="float">
            <text:p>55.1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1096" calcext:value-type="float">
            <text:p>55.2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6816" calcext:value-type="float">
            <text:p>55.2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9488" calcext:value-type="float">
            <text:p>55.3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6168" calcext:value-type="float">
            <text:p>55.4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6312" calcext:value-type="float">
            <text:p>55.8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6248" calcext:value-type="float">
            <text:p>56.0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2616" calcext:value-type="float">
            <text:p>55.9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6936" calcext:value-type="float">
            <text:p>56.2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0696" calcext:value-type="float">
            <text:p>55.8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9696" calcext:value-type="float">
            <text:p>55.4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9424" calcext:value-type="float">
            <text:p>55.5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4912" calcext:value-type="float">
            <text:p>56.0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2888" calcext:value-type="float">
            <text:p>55.8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7544" calcext:value-type="float">
            <text:p>55.7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7376" calcext:value-type="float">
            <text:p>55.9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6184" calcext:value-type="float">
            <text:p>56.3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8688" calcext:value-type="float">
            <text:p>56.5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5264" calcext:value-type="float">
            <text:p>56.5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8-06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324" calcext:value-type="float">
            <text:p>56.4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3656" calcext:value-type="float">
            <text:p>56.6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8-04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3992" calcext:value-type="float">
            <text:p>56.3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7888" calcext:value-type="float">
            <text:p>57.7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0392" calcext:value-type="float">
            <text:p>58.0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4712" calcext:value-type="float">
            <text:p>58.2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9848" calcext:value-type="float">
            <text:p>58.2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5192" calcext:value-type="float">
            <text:p>58.3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2144" calcext:value-type="float">
            <text:p>58.3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8616" calcext:value-type="float">
            <text:p>58.2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4816" calcext:value-type="float">
            <text:p>58.3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6464" calcext:value-type="float">
            <text:p>58.5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6984" calcext:value-type="float">
            <text:p>58.9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5728" calcext:value-type="float">
            <text:p>59.5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4544" calcext:value-type="float">
            <text:p>58.4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8864" calcext:value-type="float">
            <text:p>58.7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6192" calcext:value-type="float">
            <text:p>58.6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9928" calcext:value-type="float">
            <text:p>58.8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7296" calcext:value-type="float">
            <text:p>59.1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2472" calcext:value-type="float">
            <text:p>59.4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448" calcext:value-type="float">
            <text:p>58.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736" calcext:value-type="float">
            <text:p>58.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0176" calcext:value-type="float">
            <text:p>59.3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8256" calcext:value-type="float">
            <text:p>59.1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7192" calcext:value-type="float">
            <text:p>59.0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692" calcext:value-type="float">
            <text:p>59.1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4248" calcext:value-type="float">
            <text:p>59.1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3224" calcext:value-type="float">
            <text:p>59.3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0696" calcext:value-type="float">
            <text:p>59.6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3848" calcext:value-type="float">
            <text:p>59.7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6104" calcext:value-type="float">
            <text:p>59.5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7624" calcext:value-type="float">
            <text:p>60.2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7984" calcext:value-type="float">
            <text:p>59.3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5688" calcext:value-type="float">
            <text:p>59.2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7984" calcext:value-type="float">
            <text:p>59.3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1032" calcext:value-type="float">
            <text:p>59.3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5-27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3912" calcext:value-type="float">
            <text:p>59.4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0216" calcext:value-type="float">
            <text:p>59.6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1072" calcext:value-type="float">
            <text:p>59.6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8608" calcext:value-type="float">
            <text:p>59.7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7648" calcext:value-type="float">
            <text:p>59.6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6624" calcext:value-type="float">
            <text:p>59.8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8104" calcext:value-type="float">
            <text:p>60.2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5808" calcext:value-type="float">
            <text:p>60.1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1904" calcext:value-type="float">
            <text:p>60.1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2864" calcext:value-type="float">
            <text:p>60.2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9168" calcext:value-type="float">
            <text:p>60.3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4888" calcext:value-type="float">
            <text:p>60.4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7288" calcext:value-type="float">
            <text:p>60.5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6432" calcext:value-type="float">
            <text:p>60.6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1672" calcext:value-type="float">
            <text:p>60.6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2528" calcext:value-type="float">
            <text:p>60.6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1776" calcext:value-type="float">
            <text:p>60.6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9688" calcext:value-type="float">
            <text:p>60.7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8832" calcext:value-type="float">
            <text:p>60.7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8456" calcext:value-type="float">
            <text:p>60.7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0752" calcext:value-type="float">
            <text:p>60.8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3424" calcext:value-type="float">
            <text:p>60.9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664" calcext:value-type="float">
            <text:p>60.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4072" calcext:value-type="float">
            <text:p>60.7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7328" calcext:value-type="float">
            <text:p>60.9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3256" calcext:value-type="float">
            <text:p>61.1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2816" calcext:value-type="float">
            <text:p>61.3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4424" calcext:value-type="float">
            <text:p>61.3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8808" calcext:value-type="float">
            <text:p>61.3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336" calcext:value-type="float">
            <text:p>61.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8976" calcext:value-type="float">
            <text:p>61.1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0896" calcext:value-type="float">
            <text:p>61.2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9768" calcext:value-type="float">
            <text:p>61.3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6928" calcext:value-type="float">
            <text:p>61.5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0912" calcext:value-type="float">
            <text:p>62.1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3664" calcext:value-type="float">
            <text:p>62.8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1808" calcext:value-type="float">
            <text:p>62.4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6048" calcext:value-type="float">
            <text:p>62.1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8848" calcext:value-type="float">
            <text:p>61.6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2" calcext:value-type="float">
            <text:p>61.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2584" calcext:value-type="float">
            <text:p>61.8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064" calcext:value-type="float">
            <text:p>62.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828" calcext:value-type="float">
            <text:p>62.4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1456" calcext:value-type="float">
            <text:p>61.9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964" calcext:value-type="float">
            <text:p>61.8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4608" calcext:value-type="float">
            <text:p>62.0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824" calcext:value-type="float">
            <text:p>62.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3208" calcext:value-type="float">
            <text:p>62.2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8656" calcext:value-type="float">
            <text:p>62.3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9344" calcext:value-type="float">
            <text:p>62.5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1136" calcext:value-type="float">
            <text:p>63.1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6312" calcext:value-type="float">
            <text:p>63.4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6504" calcext:value-type="float">
            <text:p>62.7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7944" calcext:value-type="float">
            <text:p>62.7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7256" calcext:value-type="float">
            <text:p>62.6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448" calcext:value-type="float">
            <text:p>62.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836" calcext:value-type="float">
            <text:p>63.0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7088" calcext:value-type="float">
            <text:p>62.8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5832" calcext:value-type="float">
            <text:p>63.4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7504" calcext:value-type="float">
            <text:p>63.0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6984" calcext:value-type="float">
            <text:p>62.7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1368" calcext:value-type="float">
            <text:p>62.7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0512" calcext:value-type="float">
            <text:p>62.7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4352" calcext:value-type="float">
            <text:p>63.0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024" calcext:value-type="float">
            <text:p>62.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8256" calcext:value-type="float">
            <text:p>63.0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1136" calcext:value-type="float">
            <text:p>63.1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2408" calcext:value-type="float">
            <text:p>63.4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8648" calcext:value-type="float">
            <text:p>63.8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1552" calcext:value-type="float">
            <text:p>63.4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6272" calcext:value-type="float">
            <text:p>63.1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028" calcext:value-type="float">
            <text:p>63.2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3056" calcext:value-type="float">
            <text:p>63.3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0112" calcext:value-type="float">
            <text:p>63.3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8336" calcext:value-type="float">
            <text:p>63.6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4976" calcext:value-type="float">
            <text:p>63.4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7376" calcext:value-type="float">
            <text:p>63.5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94" calcext:value-type="float">
            <text:p>63.7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3528" calcext:value-type="float">
            <text:p>64.8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3512" calcext:value-type="float">
            <text:p>63.9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7376" calcext:value-type="float">
            <text:p>63.5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1384" calcext:value-type="float">
            <text:p>63.6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7456" calcext:value-type="float">
            <text:p>64.2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6016" calcext:value-type="float">
            <text:p>64.1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232" calcext:value-type="float">
            <text:p>64.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4968" calcext:value-type="float">
            <text:p>64.8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5216" calcext:value-type="float">
            <text:p>65.3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244" calcext:value-type="float">
            <text:p>65.2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4528" calcext:value-type="float">
            <text:p>65.1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8328" calcext:value-type="float">
            <text:p>65.1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07744" calcext:value-type="float">
            <text:p>65.0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0584" calcext:value-type="float">
            <text:p>64.8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7432" calcext:value-type="float">
            <text:p>64.7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904" calcext:value-type="float">
            <text:p>64.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3216" calcext:value-type="float">
            <text:p>64.5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1048" calcext:value-type="float">
            <text:p>64.0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81152" calcext:value-type="float">
            <text:p>64.0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072" calcext:value-type="float">
            <text:p>62.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7048" calcext:value-type="float">
            <text:p>62.4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1912" calcext:value-type="float">
            <text:p>62.5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0952" calcext:value-type="float">
            <text:p>62.4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8656" calcext:value-type="float">
            <text:p>62.3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9512" calcext:value-type="float">
            <text:p>62.3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9992" calcext:value-type="float">
            <text:p>62.4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2-10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3312" calcext:value-type="float">
            <text:p>62.3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3792" calcext:value-type="float">
            <text:p>62.3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828" calcext:value-type="float">
            <text:p>62.4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44376" calcext:value-type="float">
            <text:p>62.4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4584" calcext:value-type="float">
            <text:p>62.5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5608" calcext:value-type="float">
            <text:p>62.3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3456" calcext:value-type="float">
            <text:p>62.7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7696" calcext:value-type="float">
            <text:p>62.3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4856" calcext:value-type="float">
            <text:p>62.4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928" calcext:value-type="float">
            <text:p>62.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7696" calcext:value-type="float">
            <text:p>62.3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872" calcext:value-type="float">
            <text:p>62.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6632" calcext:value-type="float">
            <text:p>62.2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5336" calcext:value-type="float">
            <text:p>62.5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7696" calcext:value-type="float">
            <text:p>62.3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0888" calcext:value-type="float">
            <text:p>62.7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7568" calcext:value-type="float">
            <text:p>62.8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5024" calcext:value-type="float">
            <text:p>62.2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5672" calcext:value-type="float">
            <text:p>62.1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2392" calcext:value-type="float">
            <text:p>62.5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1888" calcext:value-type="float">
            <text:p>63.1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2896" calcext:value-type="float">
            <text:p>62.0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1624" calcext:value-type="float">
            <text:p>61.7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9328" calcext:value-type="float">
            <text:p>61.6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6864" calcext:value-type="float">
            <text:p>61.7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7632" calcext:value-type="float">
            <text:p>62.5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776" calcext:value-type="float">
            <text:p>62.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8784" calcext:value-type="float">
            <text:p>61.8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0016" calcext:value-type="float">
            <text:p>61.8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7344" calcext:value-type="float">
            <text:p>61.8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6072" calcext:value-type="float">
            <text:p>61.5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816" calcext:value-type="float">
            <text:p>61.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7656" calcext:value-type="float">
            <text:p>62.0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016" calcext:value-type="float">
            <text:p>62.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256" calcext:value-type="float">
            <text:p>62.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7384" calcext:value-type="float">
            <text:p>62.1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1976" calcext:value-type="float">
            <text:p>62.2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9552" calcext:value-type="float">
            <text:p>62.7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3608" calcext:value-type="float">
            <text:p>61.6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9896" calcext:value-type="float">
            <text:p>60.8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1232" calcext:value-type="float">
            <text:p>60.9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3216" calcext:value-type="float">
            <text:p>60.7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1024" calcext:value-type="float">
            <text:p>60.7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8248" calcext:value-type="float">
            <text:p>60.6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0064" calcext:value-type="float">
            <text:p>60.7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5784" calcext:value-type="float">
            <text:p>60.7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0272" calcext:value-type="float">
            <text:p>60.8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5992" calcext:value-type="float">
            <text:p>60.8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6472" calcext:value-type="float">
            <text:p>60.9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2464" calcext:value-type="float">
            <text:p>60.8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4384" calcext:value-type="float">
            <text:p>60.9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6848" calcext:value-type="float">
            <text:p>60.8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1544" calcext:value-type="float">
            <text:p>61.1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6472" calcext:value-type="float">
            <text:p>60.9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8832" calcext:value-type="float">
            <text:p>60.7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3112" calcext:value-type="float">
            <text:p>60.7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6056" calcext:value-type="float">
            <text:p>60.6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9208" calcext:value-type="float">
            <text:p>60.7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0752" calcext:value-type="float">
            <text:p>60.8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1712" calcext:value-type="float">
            <text:p>60.9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6744" calcext:value-type="float">
            <text:p>60.8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284" calcext:value-type="float">
            <text:p>60.8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7184" calcext:value-type="float">
            <text:p>60.5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0296" calcext:value-type="float">
            <text:p>60.2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5056" calcext:value-type="float">
            <text:p>60.2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2424" calcext:value-type="float">
            <text:p>60.5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8104" calcext:value-type="float">
            <text:p>60.2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5328" calcext:value-type="float">
            <text:p>60.1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4368" calcext:value-type="float">
            <text:p>60.0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6144" calcext:value-type="float">
            <text:p>59.8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9192" calcext:value-type="float">
            <text:p>59.8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4056" calcext:value-type="float">
            <text:p>59.8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6144" calcext:value-type="float">
            <text:p>59.8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7648" calcext:value-type="float">
            <text:p>59.6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4496" calcext:value-type="float">
            <text:p>59.5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7168" calcext:value-type="float">
            <text:p>59.6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7064" calcext:value-type="float">
            <text:p>59.5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172" calcext:value-type="float">
            <text:p>59.4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6856" calcext:value-type="float">
            <text:p>59.4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3224" calcext:value-type="float">
            <text:p>59.3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1032" calcext:value-type="float">
            <text:p>59.3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3704" calcext:value-type="float">
            <text:p>59.3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0232" calcext:value-type="float">
            <text:p>60.5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888" calcext:value-type="float">
            <text:p>59.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6584" calcext:value-type="float">
            <text:p>59.5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4688" calcext:value-type="float">
            <text:p>58.8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6504" calcext:value-type="float">
            <text:p>58.8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0136" calcext:value-type="float">
            <text:p>59.0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4624" calcext:value-type="float">
            <text:p>59.0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1176" calcext:value-type="float">
            <text:p>59.7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324" calcext:value-type="float">
            <text:p>60.2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77626666667" calcext:value-type="float">
            <text:p>58.63776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90488" calcext:value-type="float">
            <text:p>57.76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41814193548" calcext:value-type="float">
            <text:p>57.27418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26769032258" calcext:value-type="float">
            <text:p>57.77267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69624" calcext:value-type="float">
            <text:p>58.29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41780645161" calcext:value-type="float">
            <text:p>59.4841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12552" calcext:value-type="float">
            <text:p>60.74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01889032258" calcext:value-type="float">
            <text:p>62.25018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08584827586" calcext:value-type="float">
            <text:p>63.650858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5496" calcext:value-type="float">
            <text:p>63.7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72041290323" calcext:value-type="float">
            <text:p>62.50720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27704" calcext:value-type="float">
            <text:p>62.60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35470967742" calcext:value-type="float">
            <text:p>59.8435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52496" calcext:value-type="float">
            <text:p>59.98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28286451613" calcext:value-type="float">
            <text:p>60.68282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04614193548" calcext:value-type="float">
            <text:p>61.80046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58656" calcext:value-type="float">
            <text:p>63.13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28872258065" calcext:value-type="float">
            <text:p>64.00288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4348" calcext:value-type="float">
            <text:p>65.01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73718709678" calcext:value-type="float">
            <text:p>66.307371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64411428571" calcext:value-type="float">
            <text:p>67.64644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89961290323" calcext:value-type="float">
            <text:p>66.9389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27860645161" calcext:value-type="float">
            <text:p>65.87278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5648" calcext:value-type="float">
            <text:p>65.2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34606451613" calcext:value-type="float">
            <text:p>63.4534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62608" calcext:value-type="float">
            <text:p>64.92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43752258064" calcext:value-type="float">
            <text:p>66.764375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3232" calcext:value-type="float">
            <text:p>69.2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91536" calcext:value-type="float">
            <text:p>70.13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39584516129" calcext:value-type="float">
            <text:p>70.8039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88352" calcext:value-type="float">
            <text:p>71.85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62572903226" calcext:value-type="float">
            <text:p>72.82625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0911428571" calcext:value-type="float">
            <text:p>72.84709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86044444445" calcext:value-type="float">
            <text:p>73.2186044444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38189090909" calcext:value-type="float">
            <text:p>67.823818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94344" calcext:value-type="float">
            <text:p>68.16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35556129032" calcext:value-type="float">
            <text:p>69.47355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40365714286" calcext:value-type="float">
            <text:p>67.78403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47517419355" calcext:value-type="float">
            <text:p>70.19475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113792" calcext:value-type="float">
            <text:p>69.851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55698823529" calcext:value-type="float">
            <text:p>72.2655698823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2588" calcext:value-type="float">
            <text:p>72.52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99337142857" calcext:value-type="float">
            <text:p>70.87993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47536" calcext:value-type="float">
            <text:p>70.49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3688" calcext:value-type="float">
            <text:p>69.8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12184615385" calcext:value-type="float">
            <text:p>68.07121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93092307692" calcext:value-type="float">
            <text:p>67.44930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52026666667" calcext:value-type="float">
            <text:p>67.36520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910701176471" calcext:value-type="float">
            <text:p>68.49107011764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111114482759" calcext:value-type="float">
            <text:p>69.511111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879" calcext:value-type="float">
            <text:p>68.28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01904" calcext:value-type="float">
            <text:p>71.17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0484" calcext:value-type="float">
            <text:p>71.69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862" calcext:value-type="float">
            <text:p>72.77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47686153846" calcext:value-type="float">
            <text:p>71.974768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2056" calcext:value-type="float">
            <text:p>70.5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582" calcext:value-type="float">
            <text:p>73.23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7328" calcext:value-type="float">
            <text:p>74.8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23952941177" calcext:value-type="float">
            <text:p>75.64239529411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47181935484" calcext:value-type="float">
            <text:p>77.05471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20754285714" calcext:value-type="float">
            <text:p>77.89207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91710967742" calcext:value-type="float">
            <text:p>77.40917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41300645161" calcext:value-type="float">
            <text:p>75.86413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979696" calcext:value-type="float">
            <text:p>75.39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97416516129" calcext:value-type="float">
            <text:p>74.99741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63888" calcext:value-type="float">
            <text:p>75.85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87548387097" calcext:value-type="float">
            <text:p>77.2987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35780645161" calcext:value-type="float">
            <text:p>77.5435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00192" calcext:value-type="float">
            <text:p>78.0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30330322581" calcext:value-type="float">
            <text:p>78.44303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27024" calcext:value-type="float">
            <text:p>78.82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51762580645" calcext:value-type="float">
            <text:p>80.10517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748508571429" calcext:value-type="float">
            <text:p>81.37485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14838967742" calcext:value-type="float">
            <text:p>81.314838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927876129032" calcext:value-type="float">
            <text:p>80.09278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17376" calcext:value-type="float">
            <text:p>79.8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44376774194" calcext:value-type="float">
            <text:p>78.96443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20928" calcext:value-type="float">
            <text:p>78.82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713380645161" calcext:value-type="float">
            <text:p>78.6713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50694193548" calcext:value-type="float">
            <text:p>78.09506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6276" calcext:value-type="float">
            <text:p>78.91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82420645161" calcext:value-type="float">
            <text:p>79.80824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39384" calcext:value-type="float">
            <text:p>80.58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1352" calcext:value-type="float">
            <text:p>80.9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67110769231" calcext:value-type="float">
            <text:p>87.926711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48032" calcext:value-type="float">
            <text:p>85.06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20147096774" calcext:value-type="float">
            <text:p>86.32201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9" calcext:value-type="float">
            <text:p>87.2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139888" calcext:value-type="float">
            <text:p>92.21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47147862069" calcext:value-type="float">
            <text:p>92.347147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956652307692" calcext:value-type="float">
            <text:p>92.395665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947405217391" calcext:value-type="float">
            <text:p>92.4947405217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861855" calcext:value-type="float">
            <text:p>93.6861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982" calcext:value-type="float">
            <text:p>97.61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01388571429" calcext:value-type="float">
            <text:p>99.30013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0444" calcext:value-type="float">
            <text:p>104.1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58718" calcext:value-type="float">
            <text:p>105.058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096516129" calcext:value-type="float">
            <text:p>107.1509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22516" calcext:value-type="float">
            <text:p>108.52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16290285714" calcext:value-type="float">
            <text:p>115.316290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919448" calcext:value-type="float">
            <text:p>115.9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11799272727" calcext:value-type="float">
            <text:p>116.711799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77896" calcext:value-type="float">
            <text:p>117.2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03956" calcext:value-type="float">
            <text:p>117.50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64616727273" calcext:value-type="float">
            <text:p>118.264616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58068363636" calcext:value-type="float">
            <text:p>120.458068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62117677419" calcext:value-type="float">
            <text:p>121.362117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57559225807" calcext:value-type="float">
            <text:p>121.957559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451192" calcext:value-type="float">
            <text:p>122.64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53283870968" calcext:value-type="float">
            <text:p>122.753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117176" calcext:value-type="float">
            <text:p>122.91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3655716129" calcext:value-type="float">
            <text:p>122.936557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67776" calcext:value-type="float">
            <text:p>122.6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0288" calcext:value-type="float">
            <text:p>122.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61336285714" calcext:value-type="float">
            <text:p>122.161336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723232" calcext:value-type="float">
            <text:p>122.37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28038709677" calcext:value-type="float">
            <text:p>122.328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78024347826" calcext:value-type="float">
            <text:p>122.678024347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12283354839" calcext:value-type="float">
            <text:p>122.712283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39530580645" calcext:value-type="float">
            <text:p>122.539530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123784" calcext:value-type="float">
            <text:p>122.71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13671741936" calcext:value-type="float">
            <text:p>122.513671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117184" calcext:value-type="float">
            <text:p>122.51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57228645161" calcext:value-type="float">
            <text:p>122.557228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90455741935" calcext:value-type="float">
            <text:p>122.690455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652624" calcext:value-type="float">
            <text:p>122.16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23429419355" calcext:value-type="float">
            <text:p>122.123429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183232" calcext:value-type="float">
            <text:p>122.11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05129548387" calcext:value-type="float">
            <text:p>122.305129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36824285714" calcext:value-type="float">
            <text:p>122.63682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05186322581" calcext:value-type="float">
            <text:p>123.005186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05561806452" calcext:value-type="float">
            <text:p>123.305561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188032" calcext:value-type="float">
            <text:p>123.41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62681290323" calcext:value-type="float">
            <text:p>123.4626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114112" calcext:value-type="float">
            <text:p>123.71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79256258065" calcext:value-type="float">
            <text:p>124.179256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94600516129" calcext:value-type="float">
            <text:p>124.09460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1362" calcext:value-type="float">
            <text:p>124.21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44953548387" calcext:value-type="float">
            <text:p>123.9449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150176" calcext:value-type="float">
            <text:p>123.91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38586322581" calcext:value-type="float">
            <text:p>123.538586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82960571429" calcext:value-type="float">
            <text:p>123.182960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23635354839" calcext:value-type="float">
            <text:p>123.623635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7834" calcext:value-type="float">
            <text:p>123.87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167192" calcext:value-type="float">
            <text:p>124.01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086168" calcext:value-type="float">
            <text:p>123.90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22738580645" calcext:value-type="float">
            <text:p>123.822738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41041454546" calcext:value-type="float">
            <text:p>123.741041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809832" calcext:value-type="float">
            <text:p>123.08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33607483871" calcext:value-type="float">
            <text:p>122.93360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915752" calcext:value-type="float">
            <text:p>122.99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93915428571" calcext:value-type="float">
            <text:p>123.093915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40345103448" calcext:value-type="float">
            <text:p>123.840345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145096" calcext:value-type="float">
            <text:p>123.91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30488258065" calcext:value-type="float">
            <text:p>124.130488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39528" calcext:value-type="float">
            <text:p>124.2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34109241379" calcext:value-type="float">
            <text:p>124.134109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52327741936" calcext:value-type="float">
            <text:p>123.9523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09176" calcext:value-type="float">
            <text:p>123.7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796112" calcext:value-type="float">
            <text:p>123.27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84949677419" calcext:value-type="float">
            <text:p>122.6849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836008" calcext:value-type="float">
            <text:p>122.38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69316387097" calcext:value-type="float">
            <text:p>122.669316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94380285714" calcext:value-type="float">
            <text:p>122.894380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15405935484" calcext:value-type="float">
            <text:p>123.115405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78031483871" calcext:value-type="float">
            <text:p>123.27803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956632" calcext:value-type="float">
            <text:p>123.69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76526967742" calcext:value-type="float">
            <text:p>123.776526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441111257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60408" calcext:value-type="float">
            <text:p>123.6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528" meta:object-count="0"/>
    <meta:user-defined meta:name="AppVersion">3.0</meta:user-defined>
  </office:meta>
</office:document-meta>
</file>